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orphans="2" fo:widows="2" fo:text-indent="0in" style:auto-text-indent="false"/>
    </style:style>
    <style:style style:name="P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arial" fo:font-size="9.85000038146973pt" fo:letter-spacing="normal" fo:font-style="normal" fo:font-weight="normal"/>
    </style:style>
    <style:style style:name="T1" style:family="text">
      <style:text-properties fo:font-variant="normal" fo:text-transform="none" fo:color="#222222" style:font-name="arial" fo:font-size="9.85000038146973pt" fo:letter-spacing="normal" fo:font-style="normal" fo:font-weight="normal"/>
    </style:style>
    <style:style style:name="T2" style:family="text">
      <style:text-properties fo:font-variant="normal" fo:text-transform="none" fo:color="#222222" style:font-name="arial" fo:font-size="9.85000038146973pt" fo:letter-spacing="normal" fo:font-style="normal" fo:font-weight="bold"/>
    </style:style>
    <style:style style:name="T3" style:family="text">
      <style:text-properties fo:font-variant="normal" fo:text-transform="none" fo:color="#1155cc" style:font-name="arial" fo:font-size="9.85000038146973pt" fo:letter-spacing="normal" fo:font-style="normal" fo:font-weight="normal"/>
    </style:style>
    <style:style style:name="T4" style:family="text">
      <style:text-properties fo:font-variant="normal" fo:text-transform="none" fo:color="#555555" style:font-name="arial" fo:font-size="9.85000038146973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Hinrich Homann</text:span><text:span text:style-name="T1"> </text:span><text:span text:style-name="T4">&lt;hhomann@hotmail.com&gt;</text:span></text:p>
      <text:p text:style-name="P2">Thanks and Python Question (Input with time limit using "raw_input"?)</text:p>
      <text:p text:style-name="P2">Wed, Jan 2, 2013 at 9:33 PM</text:p>
      <text:p text:style-name="P2"><text:span text:style-name="T1"/></text:p>
      <text:p text:style-name="P1"><text:span text:style-name="T1">Dear Dr. Harrington,</text:span><text:line-break/><text:span text:style-name="T1">Firstly, I would like to thank you for your lucid and helpful Python tutorial. It is incredibly generous of you to share your work with the general public.</text:span><text:line-break/><text:span text:style-name="T1">In my day job, I work as translator (mainly for European and East Asian languages). It is a new challenge for me to learn an artificial languag, i.e. "coding", in my free time. German grammar rules or Chinese characters are much easier to master!</text:span><text:line-break/><text:span text:style-name="T1">One point I would like to ask about after having failed to find an answer in your tutorial and resources online is as follows:</text:span><text:line-break/><text:span text:style-name="T1">(Here is what I got on "stackoverflow" as feedback: </text:span><text:a xlink:type="simple" xlink:href="http://stackoverflow.com/questions/14029548/input-with-time-limit-countdown" office:target-frame-name="_blank" xlink:show="new"><text:span text:style-name="T3">http://stackoverflow.com/questions/14029548/input-with-time-limit-countdown</text:span></text:a><text:span text:style-name="T1">)</text:span><text:line-break/><text:line-break/><text:span text:style-name="T1">I would like to to program a free language trainer for my students with the main feature being a modified countdown. Basically a bread-and-butter vocabulary (etc.) trainer asking the student to input the right answer or just to type a word (and its meaning) as exercise. </text:span><text:line-break/><text:span text:style-name="T1">The problem/challenge: I would like that the user's input time is limited to a few seconds. If he is quick to enter many words, the countdown goes up again, but no input causes a break and new request for input. </text:span><text:line-break/><text:span text:style-name="T1">Unfortunately, "raw_input" puts the whole program on hold. Other programmers have suggested using "threads" to realize such a breakout under Windows (7), but raw_input seems to be unbreakable - or is it? I would be most thankful if you could give me a hint where I could find the answer about such a input with a time-limit.</text:span><text:line-break/><text:line-break/><text:span text:style-name="T1">Best regards and greetings,</text:span><text:line-break/><text:span text:style-name="T1">Hinrich Homan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03T11:54:12</meta:creation-date>
    <dc:date>2013-01-03T11:55:40</dc:date>
    <meta:editing-duration>P0D</meta:editing-duration>
    <meta:editing-cycles>1</meta:editing-cycles>
    <meta:document-statistic meta:table-count="0" meta:image-count="0" meta:object-count="0" meta:page-count="1" meta:paragraph-count="4" meta:word-count="278" meta:character-count="1666" meta:non-whitespace-character-count="1388"/>
    <meta:generator>LibreOffice/3.5$MacOSX_x86 LibreOffice_project/e0fbe70-dcba98b-297ab39-994e618-0f858f0</meta:generator>
  </office:meta>
</office:document-meta>
</file>